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20.00%" fo:text-align="left" fo:margin-bottom="7.00pt"/>
    </style:style>
    <style:style style:name="P2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5" style:family="paragraph">
      <style:paragraph-properties fo:line-height="100.00%" fo:text-align="left" fo:margin-left="2.70pt" fo:text-indent="-2.70pt">
        <style:tab-stops>
          <style:tab-stop style:position="495.90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2.70pt" fo:text-indent="-2.70pt">
        <style:tab-stops>
          <style:tab-stop style:position="495.90pt"/>
        </style:tab-stops>
      </style:paragraph-properties>
    </style:style>
    <style:style style:name="P8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21" style:family="paragraph">
      <style:paragraph-properties fo:line-height="100.00%" fo:text-align="left" fo:margin-left="2.70pt" fo:text-indent="-2.70pt">
        <style:tab-stops>
          <style:tab-stop style:position="495.90pt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left="2.70pt" fo:text-indent="-2.70pt">
        <style:tab-stops>
          <style:tab-stop style:position="495.90pt"/>
        </style:tab-stops>
      </style:paragraph-properties>
    </style:style>
    <style:style style:name="P24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33" style:family="paragraph">
      <style:paragraph-properties fo:line-height="120.00%" fo:text-align="left" fo:margin-bottom="7.00pt"/>
    </style:style>
    <style:style style:name="TableColumn0100" style:family="table-column">
      <style:table-column-properties style:column-width="2.757639in"/>
    </style:style>
    <style:style style:name="TableColumn0101" style:family="table-column">
      <style:table-column-properties style:column-width="4.167361in"/>
    </style:style>
    <style:style style:name="Table01" style:family="table">
      <style:table-properties style:width="6.92500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80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109" style:family="table-row">
      <style:table-row-properties/>
    </style:style>
    <style:style style:name="TableCell0109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9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0" style:family="table-row">
      <style:table-row-properties/>
    </style:style>
    <style:style style:name="TableCell011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1" style:family="table-row">
      <style:table-row-properties/>
    </style:style>
    <style:style style:name="TableCell011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2" style:family="table-row">
      <style:table-row-properties/>
    </style:style>
    <style:style style:name="TableCell011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</office:automatic-styles>
  <office:body>
    <office:text>
      <text:p text:style-name="P1"><text:span text:style-name="T1">Ответы</text:span><text:span text:style-name="T2"><text:s/></text:span><text:span text:style-name="T3">нужно</text:span><text:span text:style-name="T4"><text:s/></text:span><text:span text:style-name="T5">давать</text:span><text:span text:style-name="T6"><text:s/></text:span><text:span text:style-name="T7">лаконичные</text:span><text:span text:style-name="T8">,<text:s/></text:span><text:span text:style-name="T9">достаточно</text:span><text:span text:style-name="T10"><text:s/></text:span><text:span text:style-name="T11">продемонстрировать</text:span><text:span text:style-name="T12"><text:s/></text:span><text:span text:style-name="T13">понимание</text:span><text:span text:style-name="T14"><text:s/></text:span><text:span text:style-name="T15">предмета</text:span><text:span text:style-name="T16">.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18">Ф</text:span><text:span text:style-name="T19">.</text:span><text:span text:style-name="T20">И</text:span><text:span text:style-name="T21">.</text:span><text:span text:style-name="T22">О</text:span><text:span text:style-name="T23">.</text:span><text:span text:style-name="T24"/></text:p>
          </table:table-cell>
          <table:table-cell table:style-name="TableCell010001">
            <text:p text:style-name="P3"><text:span text:style-name="T25">Колосков Николай Александрович</text:span><text:span text:style-name="T26"/></text:p>
          </table:table-cell>
        </table:table-row>
        <table:table-row table:style-name="TableRow0101">
          <table:table-cell table:style-name="TableCell010100" table:number-columns-spanned="2">
            <text:p text:style-name="P6"><text:span text:style-name="T27">Java</text:span><text:span text:style-name="T28"/></text:p>
          </table:table-cell>
          <table:covered-table-cell/>
        </table:table-row>
        <table:table-row table:style-name="TableRow0102">
          <table:table-cell table:style-name="TableCell010200">
            <text:p text:style-name="P9"><text:span text:style-name="T29">Что</text:span><text:span text:style-name="T30"><text:s/></text:span><text:span text:style-name="T31">такое</text:span><text:span text:style-name="T32"><text:s/></text:span><text:span text:style-name="T33">переопределение</text:span><text:span text:style-name="T34"><text:s/></text:span><text:span text:style-name="T35">метода</text:span><text:span text:style-name="T36">?</text:span><text:span text:style-name="T37"/></text:p>
          </table:table-cell>
          <table:table-cell table:style-name="TableCell010201">
            <text:p text:style-name="P9"><text:span text:style-name="T38">Это концепция в объектно-ориентированном программировании, при которой подкласс или дочерний класс предоставляет специфическую реализацию метода, который уже был определен в его родительском классе или суперклассе. Это позволяет дочернему классу изменять или расширять поведение метода, унаследованного от родительского класса.</text:span></text:p>
            <text:p text:style-name="P9"><text:span text:style-name="T38">В Java, переопределение метода происходит, когда метод в подклассе имеет ту же сигнатуру (имя, возвращаемый тип и параметры), что и метод в его родительском классе. Это позволяет подклассу предоставлять свою собственную реализацию метода, которая может быть более специфичной или иметь дополнительную функциональность.</text:span></text:p>
            <text:p text:style-name="P9"><text:span text:style-name="T38">Переопределение метода является одним из ключевых аспектов полиморфизма в Java, позволяя объектам разных классов реагировать на один и тот же вызов метода по-разному, в зависимости от их конкретного типа.</text:span></text:p>
            <text:p text:style-name="P9"><text:span text:style-name="T38">Пример</text:span><text:span text:style-name="T39">:</text:span></text:p>
            <text:p text:style-name="P9"><text:span text:style-name="T40">если бы требовалось продолжить класс<text:s/></text:span><text:span text:style-name="T41"><text:s/>Flight<text:s/></text:span><text:span text:style-name="T42">из тз, например в<text:s/></text:span><text:span text:style-name="T43">SmallFlight -<text:s/></text:span><text:span text:style-name="T44">наследник класса, для переопределения методов<text:s/></text:span><text:span text:style-name="T45">getSerments -<text:s/></text:span><text:span text:style-name="T46">использовалась бы аннотация<text:s/></text:span><text:span text:style-name="T47">@Override<text:s/></text:span><text:span text:style-name="T48">и дальнешее переопределение метода.</text:span><text:span text:style-name="T49"/></text:p>
          </table:table-cell>
        </table:table-row>
        <table:table-row table:style-name="TableRow0103">
          <table:table-cell table:style-name="TableCell010300">
            <text:p text:style-name="P11"><text:span text:style-name="T50">Какие</text:span><text:span text:style-name="T51"><text:s/></text:span><text:span text:style-name="T52">бывают</text:span><text:span text:style-name="T53"><text:s/></text:span><text:span text:style-name="T54">виды</text:span><text:span text:style-name="T55"><text:s/></text:span><text:span text:style-name="T56">классов</text:span><text:span text:style-name="T57">?</text:span><text:span text:style-name="T58"/></text:p>
          </table:table-cell>
          <table:table-cell table:style-name="TableCell010301">
            <text:p text:style-name="P11"><text:span text:style-name="T59">Дата классы - используются для хранения данных,<text:line-break/>Классы поведения - содержат методы которые определяют поведение объекта<text:line-break/>Абстрактные классы - не могут быт проинициализированы сами по себе, но могут быть использованы в качестве базового класса для других.<text:line-break/>Интерфейсы - похожи в некотором смысле на абстрактный класс, кроме того что не имеет полей, могут применяться во множественном числе к разным классам, т.е. класс может применять к себе много интерфейсов, но при этом наследоваться только от 1 абстрактного класса.</text:span></text:p>
            <text:p text:style-name="P11"><text:span text:style-name="T59">Синглтоны - классы которые гарантируют только 1 экземпляр класса.</text:span></text:p>
            <text:p text:style-name="P11"><text:span text:style-name="T59">Вложенные классы<text:s text:c="2"/>- определяются внутри другого класса.<text:line-break/>Внутренние классы - определяются внутри метода.<text:line-break/>Анонимные классы - определяются и сразу используются, повторное использование не возможно - как правило обьявляются в лямбда функциях</text:span><text:span text:style-name="T60"/></text:p>
          </table:table-cell>
        </table:table-row>
        <table:table-row table:style-name="TableRow0104">
          <table:table-cell table:style-name="TableCell010400">
            <text:p text:style-name="P13"><text:span text:style-name="T61">Как</text:span><text:span text:style-name="T62"><text:s/></text:span><text:span text:style-name="T63">и</text:span><text:span text:style-name="T64"><text:s/></text:span><text:span text:style-name="T65">зачем</text:span><text:span text:style-name="T66"><text:s/></text:span><text:span text:style-name="T67">можно</text:span><text:span text:style-name="T68"><text:s/></text:span><text:span text:style-name="T69">использовать</text:span><text:span text:style-name="T70"><text:s/></text:span><text:span text:style-name="T71">модификатор</text:span><text:span text:style-name="T72"><text:s/>final?</text:span><text:span text:style-name="T73"/></text:p>
          </table:table-cell>
          <table:table-cell table:style-name="TableCell010401">
            <text:p text:style-name="P13"><text:span text:style-name="T74">При объявлении переменной - невозможность изменить ее в дальнейшем (обычно делают для константных значений)</text:span></text:p>
            <text:p text:style-name="P13"><text:span text:style-name="T74">В методах - для защиты от переопределения в подклассах</text:span></text:p>
            <text:p text:style-name="P13"><text:span text:style-name="T74">В классах - запрет от наследования от этого класса</text:span></text:p>
            <text:p text:style-name="P13"><text:span text:style-name="T74">В параметрах метода - для защиты переменной от измеения внутри метода</text:span></text:p>
            <text:p text:style-name="P13"><text:span text:style-name="T74">Локальные переменные - так же защита от изменения в методе.</text:span><text:span text:style-name="T75"/></text:p>
          </table:table-cell>
        </table:table-row>
        <table:table-row table:style-name="TableRow0105">
          <table:table-cell table:style-name="TableCell010500">
            <text:p text:style-name="P15"><text:span text:style-name="T76">Какие</text:span><text:span text:style-name="T77"><text:s/></text:span><text:span text:style-name="T78">есть</text:span><text:span text:style-name="T79"><text:s/></text:span><text:span text:style-name="T80">варианты</text:span><text:span text:style-name="T81"><text:s/></text:span><text:span text:style-name="T82">использования</text:span><text:span text:style-name="T83"><text:s/></text:span><text:span text:style-name="T84">ключевого</text:span><text:span text:style-name="T85"><text:s/></text:span><text:span text:style-name="T86">слова</text:span><text:span text:style-name="T87"><text:s/>try?</text:span><text:span text:style-name="T88"/></text:p>
          </table:table-cell>
          <table:table-cell table:style-name="TableCell010501">
            <text:p text:style-name="P15"><text:span text:style-name="T89">try -<text:s text:c="2"/></text:span><text:span text:style-name="T90">ключевое слово для обработки исключений, если в блоке try возникает исключение - то его можно отловить в блоке catch (исключения которые отлавливаем так же указывается), так же есть блок finally который выполнится в не зависимости от того было ли исключение или нет. Можно использовать try(resourses) - try с ресурсами - который позволяет более лаконично и правильно управлять возникшими исключениями и закрывать открытые потоки автоматически без блока finally.</text:span><text:span text:style-name="T91"/></text:p>
          </table:table-cell>
        </table:table-row>
        <table:table-row table:style-name="TableRow0106">
          <table:table-cell table:style-name="TableCell010600">
            <text:p text:style-name="P17"><text:span text:style-name="T92">Какие</text:span><text:span text:style-name="T93"><text:s/></text:span><text:span text:style-name="T94">есть</text:span><text:span text:style-name="T95"><text:s/></text:span><text:span text:style-name="T96">стандартные</text:span><text:span text:style-name="T97"><text:s/></text:span><text:span text:style-name="T98">реализации</text:span><text:span text:style-name="T99"><text:s/></text:span><text:span text:style-name="T100">интерфейса</text:span><text:span text:style-name="T101"><text:s/>List<text:s/></text:span><text:span text:style-name="T102">и</text:span><text:span text:style-name="T103"><text:s/></text:span><text:span text:style-name="T104">в</text:span><text:span text:style-name="T105"><text:s/></text:span><text:span text:style-name="T106">каких</text:span><text:span text:style-name="T107"><text:s/></text:span><text:span text:style-name="T108">ситуациях</text:span><text:span text:style-name="T109"><text:s/></text:span><text:span text:style-name="T110">их</text:span><text:span text:style-name="T111"><text:s/></text:span><text:span text:style-name="T112">нужно</text:span><text:span text:style-name="T113"><text:s/></text:span><text:span text:style-name="T114">использовать</text:span><text:span text:style-name="T115">?</text:span><text:span text:style-name="T116"/></text:p>
          </table:table-cell>
          <table:table-cell table:style-name="TableCell010601">
            <text:p text:style-name="P17"><text:span text:style-name="T117">ArrayList -<text:s/></text:span><text:span text:style-name="T118">динамический массив, LinkedList - связанный список - который использует узлы (Ноды) для хранения елементов. Stack - список с поведением "первый пришел - последний ушел". </text:span></text:p>
            <text:p text:style-name="P17"><text:span text:style-name="T118">Использование зависит исключительно от условий в которых данные списки будут использоваться и как часто. Отталкиваясь от ассимптоматической сложности операций можно выбрать подходящий массив для достижения максимальной производительности, в идеале О(1) или O(log n)</text:span><text:span text:style-name="T119"/></text:p>
          </table:table-cell>
        </table:table-row>
        <table:table-row table:style-name="TableRow0107">
          <table:table-cell table:style-name="TableCell010700">
            <text:p text:style-name="P19"><text:span text:style-name="T120">В</text:span><text:span text:style-name="T121"><text:s/></text:span><text:span text:style-name="T122">чём</text:span><text:span text:style-name="T123"><text:s/></text:span><text:span text:style-name="T124">основная</text:span><text:span text:style-name="T125"><text:s/></text:span><text:span text:style-name="T126">идея</text:span><text:span text:style-name="T127"><text:s/></text:span><text:span text:style-name="T128">стримов</text:span><text:span text:style-name="T129"><text:s/></text:span><text:span text:style-name="T130">из</text:span><text:span text:style-name="T131"><text:s/></text:span><text:span text:style-name="T132">пакета</text:span><text:span text:style-name="T133"><text:s/>java.util.stream?</text:span><text:span text:style-name="T134"/></text:p>
          </table:table-cell>
          <table:table-cell table:style-name="TableCell010701">
            <text:p text:style-name="P19"><text:span text:style-name="T135">помогает лучше итерироваться и совершать действия над массивами. Переход в функциональное программирование - описывающее действия или условия итераций и действий с елементами данных</text:span><text:span text:style-name="T136">,<text:s/></text:span><text:span text:style-name="T137">так же стримы находятся на более высоком уровне абстракции что позволяет эфективнее выполнять действия.</text:span><text:span text:style-name="T138"/></text:p>
          </table:table-cell>
        </table:table-row>
        <table:table-row table:style-name="TableRow0108">
          <table:table-cell table:style-name="TableCell010800" table:number-columns-spanned="2">
            <text:p text:style-name="P22"><text:span text:style-name="T139">Разное</text:span><text:span text:style-name="T140"/></text:p>
          </table:table-cell>
          <table:covered-table-cell/>
        </table:table-row>
        <table:table-row table:style-name="TableRow0109">
          <table:table-cell table:style-name="TableCell010900">
            <text:p text:style-name="P25"><text:span text:style-name="T141">Каким</text:span><text:span text:style-name="T142"><text:s/></text:span><text:span text:style-name="T143">критериям</text:span><text:span text:style-name="T144"><text:s/></text:span><text:span text:style-name="T145">должна</text:span><text:span text:style-name="T146"><text:s/></text:span><text:span text:style-name="T147">удовлетворять</text:span><text:span text:style-name="T148"><text:s/></text:span><text:span text:style-name="T149">«</text:span><text:span text:style-name="T150">хорошая</text:span><text:span text:style-name="T151">»<text:s/></text:span><text:span text:style-name="T152">хэш</text:span><text:span text:style-name="T153">-</text:span><text:span text:style-name="T154">функция</text:span><text:span text:style-name="T155">?</text:span><text:span text:style-name="T156"/></text:p>
          </table:table-cell>
          <table:table-cell table:style-name="TableCell010901">
            <text:p text:style-name="P25"><text:span text:style-name="T157">Однозначность - уникальный хеш-код<text:line-break/>Равномерность - равномерное распределение данных в хеш-таблицах<text:line-break/>При введеннии одинаковых значений должен быть одинаковый результат. <text:line-break/>отсутствие коллизий при создании хеша для разных объектов</text:span><text:span text:style-name="T158"/></text:p>
          </table:table-cell>
        </table:table-row>
        <table:table-row table:style-name="TableRow0110">
          <table:table-cell table:style-name="TableCell011000">
            <text:p text:style-name="P27"><text:span text:style-name="T159">В</text:span><text:span text:style-name="T160"><text:s/></text:span><text:span text:style-name="T161">чём</text:span><text:span text:style-name="T162"><text:s/></text:span><text:span text:style-name="T163">причина</text:span><text:span text:style-name="T164"><text:s/></text:span><text:span text:style-name="T165">популярности</text:span><text:span text:style-name="T166"><text:s/></text:span><text:span text:style-name="T167">и</text:span><text:span text:style-name="T168"><text:s/></text:span><text:span text:style-name="T169">широкого</text:span><text:span text:style-name="T170"><text:s/></text:span><text:span text:style-name="T171">распространения</text:span><text:span text:style-name="T172"><text:s/></text:span><text:span text:style-name="T173">кодировки</text:span><text:span text:style-name="T174"><text:s/>UTF-8?</text:span><text:span text:style-name="T175"/></text:p>
          </table:table-cell>
          <table:table-cell table:style-name="TableCell011001">
            <text:p text:style-name="P27"><text:span text:style-name="T176">поддержка большого количества символов, меньше в размере чем Unicode или ANSII, различная поддержка сторонними стандартами</text:span><text:span text:style-name="T177"/></text:p>
          </table:table-cell>
        </table:table-row>
        <table:table-row table:style-name="TableRow0111">
          <table:table-cell table:style-name="TableCell011100">
            <text:p text:style-name="P29"><text:span text:style-name="T178">Сравните</text:span><text:span text:style-name="T179"><text:s/></text:span><text:span text:style-name="T180">форматы</text:span><text:span text:style-name="T181"><text:s/>XML<text:s/></text:span><text:span text:style-name="T182">и</text:span><text:span text:style-name="T183"><text:s/>JSON.<text:s/></text:span><text:span text:style-name="T184">Когда</text:span><text:span text:style-name="T185"><text:s/></text:span><text:span text:style-name="T186">какой</text:span><text:span text:style-name="T187"><text:s/></text:span><text:span text:style-name="T188">использовать</text:span><text:span text:style-name="T189">?</text:span><text:span text:style-name="T190"/></text:p>
          </table:table-cell>
          <table:table-cell table:style-name="TableCell011101">
            <text:p text:style-name="P29"><text:span text:style-name="T191">json -<text:s/></text:span><text:span text:style-name="T192">более простой в сравнении с xml - поддерживает меньшее количество типов данных, меньше в размере.</text:span></text:p>
            <text:p text:style-name="P29"><text:span text:style-name="T192">Какой когда использовать - зависит от условий - поддерживает ли протокол данный тип данных, БД, сервисы к которым обращаемся и т.п. однозначного ответа какой и когда нет. Все зависит от условий использования.</text:span><text:span text:style-name="T193"/></text:p>
          </table:table-cell>
        </table:table-row>
        <table:table-row table:style-name="TableRow0112">
          <table:table-cell table:style-name="TableCell011200">
            <text:p text:style-name="P31"><text:span text:style-name="T194">Опишите</text:span><text:span text:style-name="T195"><text:s/></text:span><text:span text:style-name="T196">что</text:span><text:span text:style-name="T197"><text:s/></text:span><text:span text:style-name="T198">будет</text:span><text:span text:style-name="T199"><text:s/></text:span><text:span text:style-name="T200">происходить</text:span><text:span text:style-name="T201"><text:s/></text:span><text:span text:style-name="T202">«</text:span><text:span text:style-name="T203">под</text:span><text:span text:style-name="T204"><text:s/></text:span><text:span text:style-name="T205">капотом</text:span><text:span text:style-name="T206">»<text:s/></text:span><text:span text:style-name="T207">после</text:span><text:span text:style-name="T208"><text:s/></text:span><text:span text:style-name="T209">ввода</text:span><text:span text:style-name="T210"><text:s/></text:span><text:span text:style-name="T211">адреса</text:span><text:span text:style-name="T212"><text:s/></text:span><text:span text:style-name="T213">сайта</text:span><text:span text:style-name="T214"><text:s/></text:span><text:span text:style-name="T215">в</text:span><text:span text:style-name="T216"><text:s/></text:span><text:span text:style-name="T217">браузере</text:span><text:span text:style-name="T218"><text:s/></text:span><text:span text:style-name="T219">и</text:span><text:span text:style-name="T220"><text:s/></text:span><text:span text:style-name="T221">нажатия</text:span><text:span text:style-name="T222"><text:s/>Enter?</text:span><text:span text:style-name="T223"/></text:p>
          </table:table-cell>
          <table:table-cell table:style-name="TableCell011201">
            <text:p text:style-name="P31"><text:span text:style-name="T224">введенный адрес формируется в запрос. Запрос отправляется через сетевое устройство компьютера - проходит через роутер\модем - далее маршрутизаторы провайдера интернета - далее запрос маршрутизируется и перенаправляется в искомый адрес - далее попадает на источник - обрабатывается, и обратно в той же последовательности возвращается в пользователю.</text:span><text:span text:style-name="T225"/></text:p>
          </table:table-cell>
        </table:table-row>
      </table:table>
      <text:p text:style-name="P33"><text:span text:style-name="T22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